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756" officeooo:paragraph-rsid="0011e756"/>
    </style:style>
    <style:style style:name="P2" style:family="paragraph" style:parent-style-name="Standard">
      <style:paragraph-properties fo:text-align="center" style:justify-single-word="false"/>
      <style:text-properties fo:font-size="36pt" officeooo:rsid="0011e756" officeooo:paragraph-rsid="0011e756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22pt" officeooo:rsid="0011e756" officeooo:paragraph-rsid="0012a303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11e756" officeooo:paragraph-rsid="0012e35e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1e756" officeooo:paragraph-rsid="0013d6a1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1e756" officeooo:paragraph-rsid="002cc433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11e756" officeooo:paragraph-rsid="0011e756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11e756" style:font-size-asian="19.25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153e26" style:font-size-asian="19.25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161dfb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173ed6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18ef09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1c8573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bold" officeooo:rsid="0011e756" officeooo:paragraph-rsid="002cc433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2pt" fo:font-weight="bold" officeooo:rsid="001f350f" officeooo:paragraph-rsid="001f350f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2pt" fo:font-weight="bold" officeooo:rsid="001f350f" officeooo:paragraph-rsid="0021d2ad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2pt" fo:font-weight="bold" officeooo:rsid="001f350f" officeooo:paragraph-rsid="0023a55c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2pt" fo:font-weight="bold" officeooo:rsid="001f350f" officeooo:paragraph-rsid="0026409f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2pt" fo:font-weight="bold" officeooo:rsid="001f350f" officeooo:paragraph-rsid="002cc433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2cc433" officeooo:paragraph-rsid="002cc433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32d102" officeooo:paragraph-rsid="0032d102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48pt" officeooo:rsid="0011e756" officeooo:paragraph-rsid="0011e756" style:font-size-asian="48pt" style:font-size-complex="48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34010" officeooo:paragraph-rsid="0033401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34010" officeooo:paragraph-rsid="0033a5e4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23067" style:font-weight-asian="bold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2a303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2e35e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3d6a1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53e26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61dfb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73ed6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174c98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18ef09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1c8573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21d2ad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23a55c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2441f6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25c69f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bold" officeooo:rsid="0012a303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style:font-size-asian="14pt" style:font-size-complex="14pt"/>
    </style:style>
    <style:style style:name="T19" style:family="text">
      <style:text-properties fo:font-size="14pt" style:text-underline-style="none" officeooo:rsid="0012a303" style:font-size-asian="14pt" style:font-size-complex="14pt"/>
    </style:style>
    <style:style style:name="T20" style:family="text">
      <style:text-properties fo:font-size="14pt" style:text-underline-style="none" officeooo:rsid="0013d6a1" style:font-size-asian="14pt" style:font-size-complex="14pt"/>
    </style:style>
    <style:style style:name="T21" style:family="text">
      <style:text-properties fo:font-size="14pt" style:text-underline-style="none" officeooo:rsid="00161dfb" style:font-size-asian="14pt" style:font-size-complex="14pt"/>
    </style:style>
    <style:style style:name="T22" style:family="text">
      <style:text-properties fo:font-size="14pt" style:text-underline-style="none" officeooo:rsid="00173ed6" style:font-size-asian="14pt" style:font-size-complex="14pt"/>
    </style:style>
    <style:style style:name="T23" style:family="text">
      <style:text-properties fo:font-size="14pt" style:text-underline-style="none" officeooo:rsid="0018ef09" style:font-size-asian="14pt" style:font-size-complex="14pt"/>
    </style:style>
    <style:style style:name="T24" style:family="text">
      <style:text-properties fo:font-size="14pt" style:text-underline-style="none" officeooo:rsid="001c8573" style:font-size-asian="14pt" style:font-size-complex="14pt"/>
    </style:style>
    <style:style style:name="T25" style:family="text">
      <style:text-properties fo:font-size="14pt" style:text-underline-style="none" officeooo:rsid="0021d2ad" style:font-size-asian="14pt" style:font-size-complex="14pt"/>
    </style:style>
    <style:style style:name="T26" style:family="text">
      <style:text-properties officeooo:rsid="0013d6a1"/>
    </style:style>
    <style:style style:name="T27" style:family="text">
      <style:text-properties style:text-position="super 58%" fo:font-size="14pt" style:text-underline-style="none" fo:font-weight="normal" officeooo:rsid="001c8573" style:font-size-asian="14pt" style:font-weight-asian="normal" style:font-size-complex="14pt" style:font-weight-complex="normal"/>
    </style:style>
    <style:style style:name="T28" style:family="text">
      <style:text-properties officeooo:rsid="00335002"/>
    </style:style>
    <style:style style:name="T29" style:family="text">
      <style:text-properties officeooo:rsid="0033a5e4"/>
    </style:style>
    <style:style style:name="T30" style:family="text">
      <style:text-properties officeooo:rsid="0039c8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1">OS</text:span></text:p>
      <text:p text:style-name="P2"><text:span text:style-name="T1"><text:line-break/>lab#01<text:line-break/>Shell Assignment</text:span><text:line-break/></text:p>
      <text:p text:style-name="P2"/>
      <text:p text:style-name="P2"/>
      <text:p text:style-name="P2"/>
      <text:p text:style-name="P2"/>
      <text:p text:style-name="P7">Name : Mohamed Ahmed Abd El-Twab Sultan Heeba</text:p>
      <text:p text:style-name="P7">No. : <text:span text:style-name="T30">52</text:span><text:line-break/><text:line-break/></text:p>
      <text:p text:style-name="P7"/>
      <text:p text:style-name="P5"><text:line-break/><text:line-break/><text:soft-page-break/><text:line-break/><text:span text:style-name="T2">Code Organization:</text:span></text:p>
      <text:p text:style-name="P5"><text:span text:style-name="T2"><text:line-break/></text:span><text:span text:style-name="T17">* History methods:</text:span></text:p>
      <text:p text:style-name="P3"><text:span text:style-name="T4"><text:tab/>- void add_to_history(char *command);</text:span></text:p>
      <text:p text:style-name="P3"><text:span text:style-name="T4"><text:tab/><text:tab/>add command to the history array.</text:span></text:p>
      <text:p text:style-name="P3"><text:span text:style-name="T4"><text:tab/>- void print_history();</text:span></text:p>
      <text:p text:style-name="P3"><text:span text:style-name="T4"><text:tab/><text:tab/>iterate on history array and print it’s element.</text:span></text:p>
      <text:p text:style-name="P3"><text:span text:style-name="T4"><text:tab/>- int parse_histroy(char *line, char *args[]);</text:span></text:p>
      <text:p text:style-name="P3"><text:span text:style-name="T4"><text:tab/><text:tab/>handle </text:span><text:span text:style-name="T5">the history commands (i.e. { !! <text:s/>, !3 , history } ).</text:span></text:p>
      <text:p text:style-name="P4"><text:span text:style-name="T4"><text:tab/>- </text:span><text:span text:style-name="T5">void save_history();</text:span></text:p>
      <text:p text:style-name="P5"><text:span text:style-name="T5"><text:tab/><text:tab/></text:span><text:span text:style-name="T6">write top 10 element of history array to history file.</text:span></text:p>
      <text:p text:style-name="P5"><text:span text:style-name="T6"><text:tab/>- void load_history()</text:span><text:span text:style-name="T5"><text:tab/><text:tab/></text:span></text:p>
      <text:p text:style-name="P3"><text:span text:style-name="T4"><text:tab/><text:tab/></text:span><text:span text:style-name="T6">load from history file and fill the history array.</text:span></text:p>
      <text:p text:style-name="P3"><text:span text:style-name="T4"/></text:p>
      <text:p text:style-name="P8"><text:span text:style-name="T19">* </text:span><text:span text:style-name="T20">String maintain methods:</text:span></text:p>
      <text:p text:style-name="P9"><text:span text:style-name="T6"><text:tab/>- </text:span><text:span text:style-name="T7">char *concatenate(char* str1, char* str2);</text:span></text:p>
      <text:p text:style-name="P9"><text:span text:style-name="T7"><text:tab/><text:tab/>concatenate and return str1 + str2.</text:span></text:p>
      <text:p text:style-name="P9"><text:span text:style-name="T7"><text:tab/>- char *strsub(char* str, int start, int length);</text:span></text:p>
      <text:p text:style-name="P9"><text:span text:style-name="T7"><text:tab/><text:tab/></text:span><text:span text:style-name="T8">return a substring of the str form index start with length length.</text:span></text:p>
      <text:p text:style-name="P10"><text:span text:style-name="T8"><text:tab/>- char *trim(char *s);</text:span></text:p>
      <text:p text:style-name="P10"><text:span text:style-name="T8"><text:tab/><text:tab/>delete all leading/trailing white spaces form string s.</text:span></text:p>
      <text:p text:style-name="P10"><text:span text:style-name="T8"/></text:p>
      <text:p text:style-name="P10"><text:span text:style-name="T21">*</text:span><text:span text:style-name="T22"> Parsing Methods:</text:span></text:p>
      <text:p text:style-name="P11"><text:span text:style-name="T9"><text:tab/>- int get_args(char *line, char *args[]);</text:span></text:p>
      <text:p text:style-name="P11"><text:span text:style-name="T9"><text:tab/><text:tab/>parse command line and fill and prepare the agrs to be executed.</text:span></text:p>
      <text:p text:style-name="P11"><text:span text:style-name="T9"><text:tab/>- int check_ampersand(char *args[]);</text:span></text:p>
      <text:p text:style-name="P11"><text:span text:style-name="T9"><text:tab/><text:tab/></text:span><text:span text:style-name="T10">fetch symbol “&amp;” to indicate run the command in background or not.</text:span></text:p>
      <text:p text:style-name="P12"><text:span text:style-name="T10"><text:tab/>- </text:span><text:span text:style-name="T11">void echo_handle(char *line);</text:span></text:p>
      <text:p text:style-name="P12"><text:span text:style-name="T11"><text:tab/><text:tab/>handle the most parameters sending with echo command.</text:span></text:p>
      <text:p text:style-name="P12"><text:span text:style-name="T11"/></text:p>
      <text:p text:style-name="P12"><text:span text:style-name="T23">* </text:span><text:span text:style-name="T24">Path Methods:</text:span></text:p>
      <text:p text:style-name="P13"><text:span text:style-name="T24"><text:tab/></text:span><text:span text:style-name="T12">- void find_paths(char *paths[]);</text:span></text:p>
      <text:p text:style-name="P13"><text:span text:style-name="T24"><text:tab/><text:tab/></text:span><text:span text:style-name="T12">get all possible paths in the machine.<text:line-break/><text:tab/>- char *check_vaild_path(char *args_zero, char *paths[])</text:span></text:p>
      <text:p text:style-name="P12"><text:span text:style-name="T24"><text:tab/><text:tab/></text:span><text:span text:style-name="T12">return the 1</text:span><text:span text:style-name="T27">st</text:span><text:span text:style-name="T12"> <text:s/>vaild path or the only vaild path.</text:span></text:p>
      <text:p text:style-name="P12"><text:span text:style-name="T12"/></text:p>
      <text:p text:style-name="P15"><text:span text:style-name="T24">* </text:span><text:span text:style-name="T18">Scanning input </text:span><text:span text:style-name="T25">M</text:span><text:span text:style-name="T18">ethods:</text:span></text:p>
      <text:p text:style-name="P15"><text:span text:style-name="T3"><text:tab/>- char *read_command();</text:span></text:p>
      <text:p text:style-name="P15"><text:span text:style-name="T3"><text:tab/><text:tab/>get a command <text:s/>-entered by user- for each call (interactive mode).</text:span></text:p>
      <text:p text:style-name="P15"><text:span text:style-name="T3"><text:tab/>- void read_execute_file(char *file_name, char *args[], char *paths[]);</text:span></text:p>
      <text:p text:style-name="P15"><text:span text:style-name="T3"><text:tab/><text:tab/>Batch mode, read the file and execute all commands in it.</text:span></text:p>
      <text:p text:style-name="P15"><text:span text:style-name="T3"/></text:p>
      <text:p text:style-name="P15"><text:soft-page-break/><text:span text:style-name="T18">* </text:span><text:span text:style-name="T25">Process Methods:</text:span></text:p>
      <text:p text:style-name="P16"><text:span text:style-name="T13"><text:tab/>- int fork_process(char *args[], char *paths[]);</text:span></text:p>
      <text:p text:style-name="P16"><text:span text:style-name="T13"><text:tab/><text:tab/></text:span><text:span text:style-name="T14">create a child process to execute a certain command.</text:span></text:p>
      <text:p text:style-name="P17"><text:span text:style-name="T14"><text:tab/>- void handle_method(int signal);</text:span></text:p>
      <text:p text:style-name="P18"><text:span text:style-name="T14"><text:tab/><text:tab/></text:span><text:span text:style-name="T15">handle the </text:span><text:span text:style-name="T16">z</text:span><text:span text:style-name="T15">ombie child trying to catch SIGCHLD signal and kill it.</text:span></text:p>
      <text:p text:style-name="P18"><text:span text:style-name="T15"/></text:p>
      <text:p text:style-name="P18"><text:span text:style-name="T14"><text:tab/></text:span></text:p>
      <text:p text:style-name="P17"><text:span text:style-name="T14"><text:tab/><text:tab/></text:span></text:p>
      <text:p text:style-name="P20">Main functions:</text:p>
      <text:p text:style-name="P19"><text:span text:style-name="T13"><text:tab/>- int fork_process(char *args[], char *paths[]);</text:span></text:p>
      <text:p text:style-name="P19"><text:span text:style-name="T13"><text:tab/><text:tab/></text:span><text:span text:style-name="T14">create a child process to execute a certain command.</text:span></text:p>
      <text:p text:style-name="P19"><text:span text:style-name="T14"><text:tab/>- void handle_method(int signal);</text:span></text:p>
      <text:p text:style-name="P19"><text:span text:style-name="T14"><text:tab/><text:tab/></text:span><text:span text:style-name="T15">handle the </text:span><text:span text:style-name="T16">z</text:span><text:span text:style-name="T15">ombie child trying to catch SIGCHLD signal and kill it.</text:span></text:p>
      <text:p text:style-name="P19"><text:span text:style-name="T3"><text:tab/>- char *read_command();</text:span></text:p>
      <text:p text:style-name="P19"><text:span text:style-name="T3"><text:tab/><text:tab/>get a command <text:s/>-entered by user- for each call (interactive mode).</text:span></text:p>
      <text:p text:style-name="P19"><text:span text:style-name="T3"><text:tab/>- void read_execute_file(char *file_name, char *args[], char *paths[]);</text:span></text:p>
      <text:p text:style-name="P19"><text:span text:style-name="T3"><text:tab/><text:tab/>Batch mode, read the file and execute all commands in it.</text:span></text:p>
      <text:p text:style-name="P14"><text:span text:style-name="T9"><text:tab/>- int get_args(char *line, char *args[]);</text:span></text:p>
      <text:p text:style-name="P14"><text:span text:style-name="T9"><text:tab/><text:tab/>parse command line and fill and prepare the agrs to be executed.</text:span></text:p>
      <text:p text:style-name="P6"><text:span text:style-name="T4"><text:tab/>- int parse_histroy(char *line, char *args[]);</text:span></text:p>
      <text:p text:style-name="P6"><text:span text:style-name="T4"><text:tab/><text:tab/>handle </text:span><text:span text:style-name="T5">the history commands (i.e. { !! <text:s/>, !3 , history } ).</text:span></text:p>
      <text:p text:style-name="P6"><text:span text:style-name="T4"><text:tab/>- </text:span><text:span text:style-name="T5">void save_history();</text:span></text:p>
      <text:p text:style-name="P6"><text:span text:style-name="T5"><text:tab/><text:tab/></text:span><text:span text:style-name="T6">write top 10 element of history array to history file.</text:span></text:p>
      <text:p text:style-name="P6"><text:span text:style-name="T6"><text:tab/>- void load_history()</text:span><text:span text:style-name="T5"><text:tab/><text:tab/></text:span></text:p>
      <text:p text:style-name="P6"><text:span text:style-name="T4"><text:tab/><text:tab/></text:span><text:span text:style-name="T6">load from history file and fill the history array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21"><text:span text:style-name="T26">* compile and run </text:span>the<text:span text:style-name="T26"> code:</text:span></text:p>
      <text:p text:style-name="P23"><text:tab/>- <text:span text:style-name="T29">O</text:span>pen the terminal </text:p>
      <text:p text:style-name="P23"><text:tab/>- <text:span text:style-name="T29">G</text:span>o to the path where the main.c of the code exist.</text:p>
      <text:p text:style-name="P23"><text:tab/>- <text:span text:style-name="T28">Write this commands: </text:span></text:p>
      <text:p text:style-name="P23"><text:tab/><text:tab/><text:tab/><text:span text:style-name="T29">$ gcc main.c -o myshell</text:span></text:p>
      <text:p text:style-name="P24"><text:tab/><text:tab/><text:tab/><text:span text:style-name="T29">if interactive mode: $ ./myshell</text:span></text:p>
      <text:p text:style-name="P24"><text:tab/><text:tab/><text:tab/><text:span text:style-name="T29">if batch mode: $ ./myshell batchfile.txt</text:span></text:p>
      <text:p text:style-name="P14"><text:span text:style-name="T4"/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20:25:54.707049520</meta:creation-date>
    <dc:date>2016-10-15T22:13:40.603626348</dc:date>
    <meta:editing-duration>PT1H14M49S</meta:editing-duration>
    <meta:editing-cycles>30</meta:editing-cycles>
    <meta:generator>LibreOffice/5.1.4.2$Linux_X86_64 LibreOffice_project/10m0$Build-2</meta:generator>
    <meta:document-statistic meta:table-count="0" meta:image-count="0" meta:object-count="0" meta:page-count="3" meta:paragraph-count="71" meta:word-count="453" meta:character-count="2875" meta:non-whitespace-character-count="2380"/>
  </office:meta>
</office:document-meta>
</file>